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Noto Sans Devanagari" svg:font-family="Noto Sans Devanagari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1">1. Podesavanje neradnih dana</text:h>
      <text:p text:style-name="Textbody">Prelaskom misa preko imena radnika pojavljuje se ikonica za kalendar, klikni na nju</text:p>
      <text:p text:style-name="Textbody">Selektuj dane, zatim klikni ZATVORI</text:p>
      <text:p text:style-name="Textbody">Nakon tog ako selektujes radnika<text:s/>njegovi neradni dani postaju crveni u rasporedu</text:p>
      <text:h text:style-name="Heading1" text:outline-level="1">2. Selektovanje / deselektovanje radnika</text:h>
      <text:p text:style-name="Textbody">Klikom na ime selektuje se radnik I ime tada dobija sivu pozadinu, moguce je selektovati ih vise</text:p>
      <text:p text:style-name="Textbody">Nakon toga klik na odredjenu smenu u rasporedu ubacuje sve selektovane<text:s/>radnike</text:p>
      <text:p text:style-name="Textbody">Ukoliko radnici imaju izabrane neradne dane, unija tih dana postaje crvena u rasporedu I nije ih moguce dodati</text:p>
      <text:p text:style-name="Textbody"><text:span text:style-name="T2">Deselektovanje<text:s/></text:span>se vrsi ponovnim klikom na ime radnika</text:p>
      <text:h text:style-name="Heading1" text:outline-level="1">3. Premestanje radnika unutar rasporeda / brisanje</text:h>
      <text:p text:style-name="Textbody">Jednom kada se radnik ubaci u raspored moguce je premestanje klikom I prevlacenjem u odredjenu smenu (ako radnik ima izabrane neradne dane oni postaju crveni sve vreme dok se prevlaci)</text:p>
      <text:p text:style-name="Textbody"><text:span text:style-name="T3">Brisanje</text:span><text:s/>se vrsi tako sto prevuces radnika u bilo koju od dve kante</text:p>
      <text:h text:style-name="Heading1" text:outline-level="1">4. Podesavanje vremena dolaska / cistac</text:h>
      <text:p text:style-name="Textbody">Klikom na ime radnika u rasporedu pojavljuje se meni</text:p>
      <text:p text:style-name="Textbody">Meni se zatvara ponovnim klikom na ime</text:p>
      <text:h text:style-name="Heading1" text:outline-level="1">5. Dodavanje komentara za odredjeni dan u mesecu</text:h>
      <text:p text:style-name="Textbody">Duplim klikom na polje u kom pise dan otvara se polje gde moze da se upise komentar</text:p>
      <text:p text:style-name="Textbody"><text:span text:style-name="T4">Zatvaranje</text:span><text:s/>se vrsi klikom<text:s/>na ikonicu za Save</text:p>
      <text:h text:style-name="Heading1" text:outline-level="1">6. Cuvanje</text:h>
      <text:p text:style-name="Textbody">Cuvanje se radi automatski svakog minuta, ako treba moze i klikom na dugme Save</text:p>
      <text:h text:style-name="Heading1" text:outline-level="1">7. Stampanje / Cuvanje u PDF-u</text:h>
      <text:p text:style-name="Textbody">Klikom na PRINT<text:s/>pojavljuje se prozor za stampanje</text:p>
      <text:h text:style-name="Heading2" text:outline-level="2">Stampanje do odredjenog dana</text:h>
      <text:p text:style-name="Textbody">Prelaskom misa preko nekog dana pored imena dana se pojavljuje ikonica za stampanje, klikom na nju obelezavaju se prethodni dani I tada se klikom na PRINT pojavljuje prozor u kom su samo selektovani dani</text:p>
      <text:soft-page-break/>
      <text:h text:style-name="Heading2" text:outline-level="2">Cuvanje u PDF-u</text:h>
      <text:p text:style-name="Textbody">Klikom na PRINT otvara se prozor gde moze da se promeni destinacija na PDF umesto na stampac</text:p>
      <text:h text:style-name="Heading1" text:outline-level="1">8. Instalacija</text:h>
      <text:p text:style-name="Textbody">npm install -g grunt</text:p>
      <text:p text:style-name="Textbody">npm install –g bower</text:p>
      <text:p text:style-name="Textbody">bower install</text:p>
      <text:p text:style-name="Textbody">pip install flask</text:p>
      <text:p text:style-name="Textbody">pip install flask_cor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Noto Sans Devanagari" svg:font-family="Noto Sans Devanagari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jordje Simic</dc:creator>
    <meta:creation-date>2019-01-26T15:00:00Z</meta:creation-date>
    <dc:date>2019-02-26T16:10:00Z</dc:date>
    <meta:template xlink:href="Normal" xlink:type="simple"/>
    <meta:editing-cycles>4</meta:editing-cycles>
    <meta:editing-duration>PT6600S</meta:editing-duration>
    <meta:document-statistic meta:page-count="2" meta:paragraph-count="3" meta:word-count="276" meta:character-count="1849" meta:row-count="13" meta:non-whitespace-character-count="1576"/>
  </office:meta>
</office:document-meta>
</file>